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24_18-28-09_000.mp4</text:p>
          </table:table-cell>
          <table:table-cell table:style-name="ce26" office:value-type="string">
            <text:p>:VIDEO / @自室 / 記録 / jap.flute / 演奏、play / R=1 / genre=melody,for=~,file-piece-id=~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VIDEO / @自室 / 記録 / jap.flute / 演奏、play / R=1 / genre=melody,for=~,file-piece-id=~,memo=~,session=hour-18,recording-id=~,other=~ / follow+">
            <text:p>:VIDEO / @自室 / 記録 / jap.flute / 演奏、play / R=1 / genre=melody,for=~,file-piece-id=~,memo=~,session=hour-18,recording-id=~,other=~ / follow+</text:p>
          </table:table-cell>
          <table:table-cell table:style-name="ce10" table:formula="of:=RIGHT([.B2];[.K2])" office:value-type="string" office:string-value="mp4">
            <text:p>mp4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3-08-24_21-27-06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8" office:value-type="string">
            <text:p>2023-08-25_00-05-10_000.mp4</text:p>
          </table:table-cell>
          <table:table-cell table:style-name="ce26" office:value-type="string">
            <text:p>:VIDEO / @自室 / 記録 / jap.flute / 演奏、play / R=2 / genre=melody,for=~,file-piece-id=~,memo=~,session=hour-18,recording-id=~,other=use:chuu-kan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2 / genre=melody,for=~,file-piece-id=~,memo=~,session=hour-18,recording-id=~,other=use:chuu-kan / follow+">
            <text:p>:VIDEO / @自室 / 記録 / jap.flute / 演奏、play / R=2 / genre=melody,for=~,file-piece-id=~,memo=~,session=hour-18,recording-id=~,other=use:chuu-kan / follow+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 office:value-type="string">
            <text:p>2023-08-25_01-59-09_000.jpg</text:p>
          </table:table-cell>
          <table:table-cell table:style-name="ce26" office:value-type="string">
            <text:p>:m 記録 / 身体 / 全身像 / 顔 / 様子 / time=夜；occasion=寝る直前：時計を撮影する直前。オナニー用画像を見た後。オナニーしたあと。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記録 / 身体 / 全身像 / 顔 / 様子 / time=夜；occasion=寝る直前：時計を撮影する直前。オナニー用画像を見た後。オナニーしたあと。">
            <text:p>:m 記録 / 身体 / 全身像 / 顔 / 様子 / time=夜；occasion=寝る直前：時計を撮影する直前。オナニー用画像を見た後。オナニーしたあと。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3-08-25_01-59-15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:PHOTO 寝た時刻 / 2023">
            <text:p>:m :PHOTO 寝た時刻 / 2023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3-08-25_07-45-0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起きた時刻 / 2023">
            <text:p>:m :PHOTO 起きた時刻 / 2023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3-08-25_07-49-3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43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 office:value-type="string">
            <text:p>2023-08-25_08-01-25_000.jpg</text:p>
          </table:table-cell>
          <table:table-cell table:style-name="ce26" office:value-type="string">
            <text:p>:tome / (lang=ja) / topic=笛を吹く。 / content=黒人も含めた、さまよえる魂たちに向かって、吹こう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tome / (lang=ja) / topic=笛を吹く。 / content=黒人も含めた、さまよえる魂たちに向かって、吹こう。,other=~">
            <text:p>:tome / (lang=ja) / topic=笛を吹く。 / content=黒人も含めた、さまよえる魂たちに向かって、吹こう。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8" office:value-type="string">
            <text:p>2023-08-25_15-18-09_000.jpg</text:p>
          </table:table-cell>
          <table:table-cell table:style-name="ce26" office:value-type="string">
            <text:p>:PHOTO 記録しておきたいもの / location:photo=自室, location:target=紙メモ / subject=テレビ、他。家電品、購入したい。 / content=家に、見に来てくれる。その予定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しておきたいもの / location:photo=自室, location:target=紙メモ / subject=テレビ、他。家電品、購入したい。 / content=家に、見に来てくれる。その予定,other=~">
            <text:p>:PHOTO 記録しておきたいもの / location:photo=自室, location:target=紙メモ / subject=テレビ、他。家電品、購入したい。 / content=家に、見に来てくれる。その予定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7];CONCATENATE([.C17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2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5">2023/08/25</text:date>, <text:time>17:51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25T17:51:08.68</dc:date>
    <dc:creator>岩淵 謙</dc:creator>
    <meta:editing-duration>P58DT11H27M16S</meta:editing-duration>
    <meta:editing-cycles>19590</meta:editing-cycles>
    <meta:document-statistic meta:table-count="2" meta:cell-count="917" meta:object-count="0"/>
    <meta:user-defined meta:name="qrichtext">1</meta:user-defined>
  </office:meta>
</office:document-meta>
</file>